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1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8pt" svg:height="255.23pt" svg:x="66.27pt" svg:y="152.84pt">
            <loext:p draw:notify-on-update-of-ranges="Sheet1.B1:Sheet1.B7 Sheet1.C1:Sheet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floatingimage.json</text:p>
          </table:table-cell>
          <table:table-cell office:value-type="float" office:value="1.4" calcext:value-type="float">
            <text:p>1.4</text:p>
          </table:table-cell>
          <table:table-cell office:value-type="float" office:value="0.009" calcext:value-type="float">
            <text:p>0.009</text:p>
          </table:table-cell>
          <table:table-cell table:formula="of:=[.C1]/60" office:value-type="float" office:value="0.00015" calcext:value-type="float">
            <text:p>0.00015</text:p>
          </table:table-cell>
          <table:table-cell table:formula="of:=[.C1] *1.144429" office:value-type="float" office:value="0.010299861" calcext:value-type="float">
            <text:p>0.010299861</text:p>
          </table:table-cell>
          <table:table-cell table:formula="of:=[.E1]/60" office:value-type="float" office:value="0.00017166435" calcext:value-type="float">
            <text:p>0.0001716644</text:p>
          </table:table-cell>
        </table:table-row>
        <table:table-row table:style-name="ro1">
          <table:table-cell office:value-type="string" calcext:value-type="string">
            <text:p>testing.json</text:p>
          </table:table-cell>
          <table:table-cell office:value-type="float" office:value="0.773" calcext:value-type="float">
            <text:p>0.773</text:p>
          </table:table-cell>
          <table:table-cell office:value-type="float" office:value="0.004" calcext:value-type="float">
            <text:p>0.004</text:p>
          </table:table-cell>
          <table:table-cell table:formula="of:=[.C2]/60" office:value-type="float" office:value="0.0000666666666666667" calcext:value-type="float">
            <text:p>6.66666666666667E-05</text:p>
          </table:table-cell>
          <table:table-cell table:formula="of:=[.C2] *1.144429" office:value-type="float" office:value="0.004577716" calcext:value-type="float">
            <text:p>0.004577716</text:p>
          </table:table-cell>
          <table:table-cell table:formula="of:=[.E2]/60" office:value-type="float" office:value="0.0000762952666666667" calcext:value-type="float">
            <text:p>7.62952666666667E-05</text:p>
          </table:table-cell>
        </table:table-row>
        <table:table-row table:style-name="ro1">
          <table:table-cell office:value-type="string" calcext:value-type="string">
            <text:p>Wikipedia300lines.json</text:p>
          </table:table-cell>
          <table:table-cell office:value-type="float" office:value="75.6" calcext:value-type="float">
            <text:p>75.6</text:p>
          </table:table-cell>
          <table:table-cell office:value-type="float" office:value="5.758" calcext:value-type="float">
            <text:p>5.758</text:p>
          </table:table-cell>
          <table:table-cell table:formula="of:=[.C3]/60" office:value-type="float" office:value="0.0959666666666667" calcext:value-type="float">
            <text:p>0.0959666667</text:p>
          </table:table-cell>
          <table:table-cell table:formula="of:=[.C3] *1.144429" office:value-type="float" office:value="6.589622182" calcext:value-type="float">
            <text:p>6.589622182</text:p>
          </table:table-cell>
          <table:table-cell table:formula="of:=[.E3]/60" office:value-type="float" office:value="0.109827036366667" calcext:value-type="float">
            <text:p>0.1098270364</text:p>
          </table:table-cell>
        </table:table-row>
        <table:table-row table:style-name="ro1">
          <table:table-cell office:value-type="string" calcext:value-type="string">
            <text:p>WikipediaAmericanRevolution.json</text:p>
          </table:table-cell>
          <table:table-cell office:value-type="float" office:value="1700" calcext:value-type="float">
            <text:p>1700</text:p>
          </table:table-cell>
          <table:table-cell office:value-type="float" office:value="3621.772" calcext:value-type="float">
            <text:p>3621.772</text:p>
          </table:table-cell>
          <table:table-cell table:formula="of:=[.C4]/60" office:value-type="float" office:value="60.3628666666667" calcext:value-type="float">
            <text:p>60.3628666667</text:p>
          </table:table-cell>
          <table:table-cell table:formula="of:=[.C4] *1.144429" office:value-type="float" office:value="4144.860908188" calcext:value-type="float">
            <text:p>4144.860908188</text:p>
          </table:table-cell>
          <table:table-cell table:formula="of:=[.E4]/60" office:value-type="float" office:value="69.0810151364667" calcext:value-type="float">
            <text:p>69.0810151365</text:p>
          </table:table-cell>
        </table:table-row>
        <table:table-row table:style-name="ro1">
          <table:table-cell office:value-type="string" calcext:value-type="string">
            <text:p>WikipediaPokemon.json</text:p>
          </table:table-cell>
          <table:table-cell office:value-type="float" office:value="987.9" calcext:value-type="float">
            <text:p>987.9</text:p>
          </table:table-cell>
          <table:table-cell office:value-type="float" office:value="1382.264" calcext:value-type="float">
            <text:p>1382.264</text:p>
          </table:table-cell>
          <table:table-cell table:formula="of:=[.C5]/60" office:value-type="float" office:value="23.0377333333333" calcext:value-type="float">
            <text:p>23.0377333333</text:p>
          </table:table-cell>
          <table:table-cell table:formula="of:=[.C5] *1.144429" office:value-type="float" office:value="1581.903007256" calcext:value-type="float">
            <text:p>1581.903007256</text:p>
          </table:table-cell>
          <table:table-cell table:formula="of:=[.E5]/60" office:value-type="float" office:value="26.3650501209333" calcext:value-type="float">
            <text:p>26.3650501209</text:p>
          </table:table-cell>
        </table:table-row>
        <table:table-row table:style-name="ro1">
          <table:table-cell office:value-type="string" calcext:value-type="string">
            <text:p>WikipediaPythagorousTheorem.json</text:p>
          </table:table-cell>
          <table:table-cell office:value-type="float" office:value="1100" calcext:value-type="float">
            <text:p>1100</text:p>
          </table:table-cell>
          <table:table-cell office:value-type="float" office:value="1876.095" calcext:value-type="float">
            <text:p>1876.095</text:p>
          </table:table-cell>
          <table:table-cell table:formula="of:=[.C6]/60" office:value-type="float" office:value="31.26825" calcext:value-type="float">
            <text:p>31.26825</text:p>
          </table:table-cell>
          <table:table-cell table:formula="of:=[.C6] *1.144429" office:value-type="float" office:value="2147.057524755" calcext:value-type="float">
            <text:p>2147.057524755</text:p>
          </table:table-cell>
          <table:table-cell table:formula="of:=[.E6]/60" office:value-type="float" office:value="35.78429207925" calcext:value-type="float">
            <text:p>35.7842920793</text:p>
          </table:table-cell>
        </table:table-row>
        <table:table-row table:style-name="ro1">
          <table:table-cell office:value-type="string" calcext:value-type="string">
            <text:p>WikipediaVPG.json</text:p>
          </table:table-cell>
          <table:table-cell office:value-type="float" office:value="468.3" calcext:value-type="float">
            <text:p>468.3</text:p>
          </table:table-cell>
          <table:table-cell office:value-type="float" office:value="336.394" calcext:value-type="float">
            <text:p>336.394</text:p>
          </table:table-cell>
          <table:table-cell table:formula="of:=[.C7]/60" office:value-type="float" office:value="5.60656666666667" calcext:value-type="float">
            <text:p>5.6065666667</text:p>
          </table:table-cell>
          <table:table-cell table:formula="of:=[.C7] *1.144429" office:value-type="float" office:value="384.979049026" calcext:value-type="float">
            <text:p>384.979049026</text:p>
          </table:table-cell>
          <table:table-cell table:formula="of:=[.E7]/60" office:value-type="float" office:value="6.41631748376667" calcext:value-type="float">
            <text:p>6.4163174838</text:p>
          </table:table-cell>
        </table:table-row>
        <table:table-row table:style-name="ro1" table:number-rows-repeated="32">
          <table:table-cell table:number-columns-repeated="6"/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kipediaAmericanRevolution.json: 7672.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kipediaPokemon.json: 1862.9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kipediaPythagorousTheorem.json: 2205.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kipediaVPG.json: 337.43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0">00/00/0000</text:date>, <text:time style:data-style-name="N2" text:time-value="10:42:32.334644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00:50:49.770940826</meta:creation-date>
    <meta:generator>LibreOffice/5.1.6.2$Linux_X86_64 LibreOffice_project/10m0$Build-2</meta:generator>
    <dc:date>2021-06-10T10:42:38.744066931</dc:date>
    <meta:editing-duration>PT47M7S</meta:editing-duration>
    <meta:editing-cycles>11</meta:editing-cycles>
    <meta:document-statistic meta:table-count="1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title svg:x="3.305cm" svg:y="0.316cm" chart:style-name="ch2">
          <text:p>HTMLSpecHeadelmrefonce Spec Performance</text:p>
        </chart:title>
        <chart:plot-area chart:style-name="ch3" table:cell-range-address="Sheet1.B1:Sheet1.C7" svg:x="1.331cm" svg:y="1.275cm" svg:width="14.359cm" svg:height="6.569cm">
          <chartooo:coordinate-region svg:x="2.323cm" svg:y="1.474cm" svg:width="12.995cm" svg:height="5.723cm"/>
          <chart:axis chart:dimension="x" chart:name="primary-x" chart:style-name="ch4">
            <chart:title svg:x="7.209cm" svg:y="8.024cm" chart:style-name="ch5">
              <text:p>Size of file (in kB)</text:p>
            </chart:title>
          </chart:axis>
          <chart:axis chart:dimension="y" chart:name="primary-y" chart:style-name="ch4">
            <chart:title svg:x="0.451cm" svg:y="5.794cm" chart:style-name="ch6">
              <text:p>Time taken (in s)</text:p>
            </chart:title>
            <chart:grid chart:style-name="ch7" chart:class="major"/>
          </chart:axis>
          <chart:series chart:style-name="ch8" chart:values-cell-range-address="Sheet1.C1:Sheet1.C7" chart:class="chart:scatter">
            <chart:domain table:cell-range-address="Sheet1.B1:Sheet1.B7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Sheet1.B1:Sheet1.B7</svg:desc>
                </draw:g>
              </table:table-cell>
              <table:table-cell office:value-type="float" office:value="0.009">
                <text:p>0.009</text:p>
                <draw:g>
                  <svg:desc>Sheet1.C1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3">
                <text:p>0.77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.6">
                <text:p>75.6</text:p>
              </table:table-cell>
              <table:table-cell office:value-type="float" office:value="5.758">
                <text:p>5.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00">
                <text:p>1700</text:p>
              </table:table-cell>
              <table:table-cell office:value-type="float" office:value="3621.772">
                <text:p>3621.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7.9">
                <text:p>987.9</text:p>
              </table:table-cell>
              <table:table-cell office:value-type="float" office:value="1382.264">
                <text:p>1382.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0">
                <text:p>1100</text:p>
              </table:table-cell>
              <table:table-cell office:value-type="float" office:value="1876.095">
                <text:p>1876.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8.3">
                <text:p>468.3</text:p>
              </table:table-cell>
              <table:table-cell office:value-type="float" office:value="336.394">
                <text:p>336.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